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e0b7" officeooo:paragraph-rsid="0016e0b7" style:font-size-asian="18pt" style:font-size-complex="18pt"/>
    </style:style>
    <style:style style:name="P2" style:family="paragraph" style:parent-style-name="Standard">
      <style:paragraph-properties fo:text-align="start" style:justify-single-word="false"/>
      <style:text-properties fo:font-size="14pt" officeooo:rsid="0016e0b7" officeooo:paragraph-rsid="0016e0b7" style:font-size-asian="12.25pt" style:font-size-complex="14pt"/>
    </style:style>
    <style:style style:name="P3" style:family="paragraph" style:parent-style-name="Standard" style:list-style-name="L1">
      <style:paragraph-properties fo:text-align="start" style:justify-single-word="false"/>
      <style:text-properties fo:font-size="16pt" officeooo:rsid="0016e0b7" officeooo:paragraph-rsid="0016e0b7" style:font-size-asian="16pt" style:font-size-complex="16pt"/>
    </style:style>
    <style:style style:name="P4" style:family="paragraph" style:parent-style-name="Standard" style:list-style-name="L1">
      <style:paragraph-properties fo:text-align="start" style:justify-single-word="false"/>
      <style:text-properties fo:font-size="16pt" officeooo:rsid="001b9a8c" officeooo:paragraph-rsid="001b9a8c" style:font-size-asian="16pt" style:font-size-complex="16pt"/>
    </style:style>
    <style:style style:name="P5" style:family="paragraph" style:parent-style-name="Standard" style:list-style-name="L1">
      <style:paragraph-properties fo:text-align="start" style:justify-single-word="false"/>
      <style:text-properties fo:font-size="16pt" officeooo:rsid="001b9a8c" officeooo:paragraph-rsid="003c1697" style:font-size-asian="16pt" style:font-size-complex="16pt"/>
    </style:style>
    <style:style style:name="P6" style:family="paragraph" style:parent-style-name="Standard" style:list-style-name="L1">
      <style:paragraph-properties fo:text-align="start" style:justify-single-word="false"/>
      <style:text-properties fo:font-size="16pt" officeooo:rsid="001b9a8c" officeooo:paragraph-rsid="003dc673" style:font-size-asian="16pt" style:font-size-complex="16pt"/>
    </style:style>
    <style:style style:name="P7" style:family="paragraph" style:parent-style-name="Standard" style:list-style-name="L1">
      <style:paragraph-properties fo:text-align="start" style:justify-single-word="false"/>
      <style:text-properties fo:font-size="16pt" officeooo:rsid="001b9a8c" officeooo:paragraph-rsid="003f77b0" style:font-size-asian="16pt" style:font-size-complex="16pt"/>
    </style:style>
    <style:style style:name="P8" style:family="paragraph" style:parent-style-name="Standard">
      <style:paragraph-properties fo:text-align="start" style:justify-single-word="false"/>
      <style:text-properties fo:font-size="16pt" officeooo:rsid="001b9a8c" officeooo:paragraph-rsid="003dc673" style:font-size-asian="16pt" style:font-size-complex="16pt"/>
    </style:style>
    <style:style style:name="P9" style:family="paragraph" style:parent-style-name="Standard">
      <style:paragraph-properties fo:text-align="start" style:justify-single-word="false"/>
      <style:text-properties fo:font-size="14pt" officeooo:rsid="0016e0b7" officeooo:paragraph-rsid="0016e0b7" style:font-size-asian="12.25pt" style:font-size-complex="14pt"/>
    </style:style>
    <style:style style:name="P10" style:family="paragraph" style:parent-style-name="Standard">
      <style:paragraph-properties fo:text-align="start" style:justify-single-word="false"/>
      <style:text-properties fo:font-size="14pt" officeooo:rsid="001b9a8c" officeooo:paragraph-rsid="001b9a8c" style:font-size-asian="12.25pt" style:font-size-complex="14pt"/>
    </style:style>
    <style:style style:name="P11" style:family="paragraph" style:parent-style-name="Standard">
      <style:paragraph-properties fo:text-align="start" style:justify-single-word="false"/>
      <style:text-properties fo:font-size="14pt" officeooo:rsid="001b9a8c" officeooo:paragraph-rsid="003c1697" style:font-size-asian="12.25pt" style:font-size-complex="14pt"/>
    </style:style>
    <style:style style:name="P12" style:family="paragraph" style:parent-style-name="Standard">
      <style:paragraph-properties fo:text-align="start" style:justify-single-word="false"/>
      <style:text-properties fo:font-size="14pt" officeooo:rsid="001b9a8c" officeooo:paragraph-rsid="003f77b0" style:font-size-asian="12.25pt" style:font-size-complex="14pt"/>
    </style:style>
    <style:style style:name="P13" style:family="paragraph" style:parent-style-name="Standard">
      <style:paragraph-properties fo:text-align="start" style:justify-single-word="false"/>
      <style:text-properties fo:font-size="14pt" officeooo:rsid="001d8c6b" officeooo:paragraph-rsid="001d8c6b" style:font-size-asian="12.25pt" style:font-size-complex="14pt"/>
    </style:style>
    <style:style style:name="P14" style:family="paragraph" style:parent-style-name="Standard">
      <style:paragraph-properties fo:text-align="start" style:justify-single-word="false"/>
      <style:text-properties fo:font-size="14pt" officeooo:rsid="001d8c6b" officeooo:paragraph-rsid="003d24fd" style:font-size-asian="12.25pt" style:font-size-complex="14pt"/>
    </style:style>
    <style:style style:name="P15" style:family="paragraph" style:parent-style-name="Standard">
      <style:paragraph-properties fo:text-align="start" style:justify-single-word="false"/>
      <style:text-properties fo:font-size="14pt" officeooo:rsid="003eff00" officeooo:paragraph-rsid="003eff00" style:font-size-asian="12.25pt" style:font-size-complex="14pt"/>
    </style:style>
    <style:style style:name="P16" style:family="paragraph" style:parent-style-name="Standard">
      <style:paragraph-properties fo:text-align="start" style:justify-single-word="false"/>
      <style:text-properties fo:font-size="14pt" officeooo:rsid="003f77b0" officeooo:paragraph-rsid="003f77b0" style:font-size-asian="12.25pt" style:font-size-complex="14pt"/>
    </style:style>
    <style:style style:name="P17" style:family="paragraph" style:parent-style-name="Standard">
      <style:paragraph-properties fo:text-align="start" style:justify-single-word="false"/>
      <style:text-properties fo:font-size="14pt" officeooo:rsid="00266b85" officeooo:paragraph-rsid="00266b85" style:font-size-asian="14pt" style:font-size-complex="14pt"/>
    </style:style>
    <style:style style:name="P18" style:family="paragraph" style:parent-style-name="Standard">
      <style:paragraph-properties fo:text-align="start" style:justify-single-word="false"/>
      <style:text-properties fo:font-size="14pt" officeooo:rsid="00266b85" officeooo:paragraph-rsid="002a662f" style:font-size-asian="14pt" style:font-size-complex="14pt"/>
    </style:style>
    <style:style style:name="P19" style:family="paragraph" style:parent-style-name="Standard">
      <style:paragraph-properties fo:text-align="start" style:justify-single-word="false"/>
      <style:text-properties fo:font-size="14pt" officeooo:rsid="00266b85" officeooo:paragraph-rsid="002c1c34" style:font-size-asian="14pt" style:font-size-complex="14pt"/>
    </style:style>
    <style:style style:name="P20" style:family="paragraph" style:parent-style-name="Standard">
      <style:paragraph-properties fo:text-align="start" style:justify-single-word="false"/>
      <style:text-properties fo:font-size="14pt" officeooo:rsid="00266b85" officeooo:paragraph-rsid="00354e15" style:font-size-asian="14pt" style:font-size-complex="14pt"/>
    </style:style>
    <style:style style:name="P21" style:family="paragraph" style:parent-style-name="Standard">
      <style:paragraph-properties fo:text-align="start" style:justify-single-word="false"/>
      <style:text-properties fo:font-size="14pt" officeooo:rsid="00266b85" officeooo:paragraph-rsid="00355733" style:font-size-asian="14pt" style:font-size-complex="14pt"/>
    </style:style>
    <style:style style:name="P22" style:family="paragraph" style:parent-style-name="Standard">
      <style:paragraph-properties fo:text-align="start" style:justify-single-word="false"/>
      <style:text-properties fo:font-size="14pt" officeooo:rsid="00266b85" officeooo:paragraph-rsid="0037b62e" style:font-size-asian="14pt" style:font-size-complex="14pt"/>
    </style:style>
    <style:style style:name="P23" style:family="paragraph" style:parent-style-name="Standard">
      <style:paragraph-properties fo:text-align="start" style:justify-single-word="false"/>
      <style:text-properties fo:font-size="14pt" officeooo:rsid="00266b85" officeooo:paragraph-rsid="003c1697" style:font-size-asian="14pt" style:font-size-complex="14pt"/>
    </style:style>
    <style:style style:name="P24" style:family="paragraph" style:parent-style-name="Standard">
      <style:paragraph-properties fo:text-align="start" style:justify-single-word="false"/>
      <style:text-properties fo:font-size="14pt" officeooo:rsid="0028f635" officeooo:paragraph-rsid="0028f635" style:font-size-asian="14pt" style:font-size-complex="14pt"/>
    </style:style>
    <style:style style:name="P25" style:family="paragraph" style:parent-style-name="Standard">
      <style:paragraph-properties fo:text-align="start" style:justify-single-word="false"/>
      <style:text-properties fo:font-size="14pt" officeooo:rsid="001d8c6b" officeooo:paragraph-rsid="003a216d" style:font-size-asian="14pt" style:font-size-complex="14pt"/>
    </style:style>
    <style:style style:name="T1" style:family="text">
      <style:text-properties fo:font-style="italic" style:font-style-asian="italic" style:font-style-complex="italic"/>
    </style:style>
    <style:style style:name="T2" style:family="text">
      <style:text-properties officeooo:rsid="001739af"/>
    </style:style>
    <style:style style:name="T3" style:family="text">
      <style:text-properties officeooo:rsid="0019aa91"/>
    </style:style>
    <style:style style:name="T4" style:family="text">
      <style:text-properties officeooo:rsid="001b9a8c"/>
    </style:style>
    <style:style style:name="T5" style:family="text">
      <style:text-properties officeooo:rsid="0028cf21"/>
    </style:style>
    <style:style style:name="T6" style:family="text">
      <style:text-properties officeooo:rsid="0028f635"/>
    </style:style>
    <style:style style:name="T7" style:family="text">
      <style:text-properties officeooo:rsid="002a662f"/>
    </style:style>
    <style:style style:name="T8" style:family="text">
      <style:text-properties officeooo:rsid="002df349"/>
    </style:style>
    <style:style style:name="T9" style:family="text">
      <style:text-properties officeooo:rsid="0031cbbf"/>
    </style:style>
    <style:style style:name="T10" style:family="text">
      <style:text-properties officeooo:rsid="003264e2"/>
    </style:style>
    <style:style style:name="T11" style:family="text">
      <style:text-properties officeooo:rsid="00354e15"/>
    </style:style>
    <style:style style:name="T12" style:family="text">
      <style:text-properties officeooo:rsid="0036caad"/>
    </style:style>
    <style:style style:name="T13" style:family="text">
      <style:text-properties officeooo:rsid="0038fabb"/>
    </style:style>
    <style:style style:name="T14" style:family="text">
      <style:text-properties officeooo:rsid="003a216d"/>
    </style:style>
    <style:style style:name="T15" style:family="text">
      <style:text-properties officeooo:rsid="003c1697"/>
    </style:style>
    <style:style style:name="T16" style:family="text">
      <style:text-properties style:font-size-asian="14pt"/>
    </style:style>
    <style:style style:name="T17" style:family="text">
      <style:text-properties officeooo:rsid="003c1697" style:font-size-asian="14pt"/>
    </style:style>
    <style:style style:name="T18" style:family="text">
      <style:text-properties officeooo:rsid="003d24fd" style:font-size-asian="14pt"/>
    </style:style>
    <style:style style:name="T19" style:family="text">
      <style:text-properties officeooo:rsid="003f77b0"/>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du code</text:p>
      <text:p text:style-name="P2"/>
      <text:list xml:id="list1345942876534009738" text:style-name="L1">
        <text:list-item>
          <text:p text:style-name="P3">Programme principal</text:p>
        </text:list-item>
      </text:list>
      <text:p text:style-name="P2"/>
      <text:p text:style-name="P2"><text:tab/>Le programme est réparti en plusieurs en fichier où read_elf.c en est le principal. Il contient simplement le <text:span text:style-name="T1">main </text:span>et comprend le menu dans lequel on peut choisir ce qu’on veut faire ou afficher selon un fichier fourni au format ELF.</text:p>
      <text:p text:style-name="P2"/>
      <text:p text:style-name="P2"><text:tab/><text:span text:style-name="T3">On </text:span>déclare <text:span text:style-name="T4">donc</text:span> une structure qui servira tout au long du programme <text:span text:style-name="T2">afin de</text:span> stocker différentes informations dont on aura besoin <text:span text:style-name="T2">au de la lecture des fichiers ELF</text:span>.</text:p>
      <text:p text:style-name="P2"><text:tab/><text:span text:style-name="T3">Nous vérifions ensuite que le fichier est bien au format ELF, puis on récupère toutes les informations du fichier d’entrée dans la structure associée. On propose ensuite un menu qui permet grâce à des commandes ( similaires à readelf ) de visualiser les différentes parties du fichier.</text:span></text:p>
      <text:p text:style-name="P2"/>
      <text:p text:style-name="P2"/>
      <text:list xml:id="list181759785641717" text:continue-numbering="true" text:style-name="L1">
        <text:list-item>
          <text:p text:style-name="P4">Fonctions d’<text:span text:style-name="T13">initialisation</text:span></text:p>
        </text:list-item>
      </text:list>
      <text:p text:style-name="P10"/>
      <text:p text:style-name="P13"><text:tab/>Ces fonctions correspondent à toutes les déclarations des structures, l’allocation de leur mémoire <text:span text:style-name="T14">contenues dans le fichier read_elf_func.c.</text:span></text:p>
      <text:p text:style-name="P13"/>
      <text:p text:style-name="P17">- void initElf(Elf32_info *elf,FILE *file) ;</text:p>
      <text:p text:style-name="P18"><text:tab/><text:span text:style-name="T7">+ Initialise une structure Elf32_info contenant les information <text:tab/><text:tab/><text:tab/><text:tab/><text:tab/>relative au fichier ELF ( header, section, table des <text:tab/><text:tab/><text:tab/><text:tab/><text:tab/><text:tab/>symboles <text:tab/>et leurs noms ainsi que la table des relocations ).</text:span></text:p>
      <text:p text:style-name="P18"><text:tab/><text:span text:style-name="T7">+ Appelle</text:span> toutes les fonctions <text:span text:style-name="T5">nécessaires</text:span> <text:span text:style-name="T5">qui </text:span>récup<text:span text:style-name="T5">èrent les <text:tab/><text:tab/><text:tab/><text:tab/><text:tab/>données.</text:span></text:p>
      <text:p text:style-name="P18"><text:span text:style-name="T6"><text:tab/>+ Alloue la mémoire nécéssaire pour les informations du <text:tab/><text:tab/><text:tab/><text:tab/><text:tab/>header ainsi que les sections.</text:span></text:p>
      <text:p text:style-name="P24"><text:tab/><text:span text:style-name="T7">+ </text:span>Convertit les valeurs en little endian si elles sont en big <text:tab/><text:tab/><text:tab/><text:tab/><text:tab/>endian</text:p>
      <text:p text:style-name="P17"/>
      <text:p text:style-name="P17">- void declaSymtab(Elf32_info *elf) ;</text:p>
      <text:p text:style-name="P17"><text:span text:style-name="T7"><text:tab/>+ Alloue la mémoire pour stocker la table des symboles</text:span></text:p>
      <text:p text:style-name="P17"/>
      <text:p text:style-name="P17">- void declaReltab(Elf32_info *elf) ;</text:p>
      <text:p text:style-name="P19"><text:span text:style-name="T7"><text:tab/>+ Alloue la mémoire pour stocker la table des relocations</text:span></text:p>
      <text:p text:style-name="P19"/>
      <text:p text:style-name="P17">- void init_strtab(Elf32_info *elf,FILE *file) ;</text:p>
      <text:p text:style-name="P20"><text:tab/><text:span text:style-name="T11">+ <text:s/>Alloue la mémoire pour stocker la table contenant les noms des <text:tab/><text:tab/><text:tab/><text:tab/>symboles.</text:span></text:p>
      <text:p text:style-name="P17"/>
      <text:p text:style-name="P17">- void init_symtable(Elf32_info *elf,FILE *file) ;</text:p>
      <text:p text:style-name="P21"><text:span text:style-name="T11"><text:tab/>+ <text:s/>Alloue la mémoire pour stocker la table des symboles.</text:span></text:p>
      <text:p text:style-name="P21"><text:soft-page-break/></text:p>
      <text:list xml:id="list181758411362199" text:continue-numbering="true" text:style-name="L1">
        <text:list-item>
          <text:p text:style-name="P5">Fonctions <text:span text:style-name="T15">de récupérations et modification de données.</text:span></text:p>
        </text:list-item>
      </text:list>
      <text:p text:style-name="P11"/>
      <text:p text:style-name="P14"><text:tab/>Ces fonctions <text:span text:style-name="T15">sont celles utilisées pour récupérer l</text:span><text:span text:style-name="T16">es données </text:span><text:span text:style-name="T17">à partir du </text:span><text:span text:style-name="T16">fichier ELF </text:span><text:span text:style-name="T17">et également pour modifier des valeurs ( Notamment pour les relocations ). </text:span><text:span text:style-name="T18">Elles aussi sont </text:span><text:span text:style-name="T14">contenues dans le fichier read_elf_func.c.</text:span></text:p>
      <text:p text:style-name="P21"/>
      <text:p text:style-name="P17">void myhexdump(FILE *file,int addr,int size);</text:p>
      <text:p text:style-name="P17"><text:tab/><text:span text:style-name="T12">+ Affiche le contenu de la mémoire du fichier ELF en héxadécimal <text:tab/><text:tab/><text:tab/><text:tab/>pour une adresse donnée.</text:span></text:p>
      <text:p text:style-name="P17"/>
      <text:p text:style-name="P17">int get_section_number(Elf32_info elf, char * nom);</text:p>
      <text:p text:style-name="P17"><text:tab/><text:span text:style-name="T12">+ Récupère l’indice d’une section pour un nom donné.</text:span></text:p>
      <text:p text:style-name="P17"/>
      <text:p text:style-name="P17">void mod_sec(Elf32_info elf, FILE *in, FILE *out);</text:p>
      <text:p text:style-name="P22"><text:span text:style-name="T12"><text:tab/>+ Produit un fichier ne contenant plus les sections « .rel » et modifie donc<text:tab/><text:tab/><text:tab/>l’indice des sections associées dans la table des sections ainsi <text:tab/>que la <text:tab/><text:tab/>table des symboles.</text:span></text:p>
      <text:p text:style-name="P25"/>
      <text:p text:style-name="P23">void lire_Section_table(Elf32_info *elf,FILE *file) ;</text:p>
      <text:p text:style-name="P23"><text:span text:style-name="T8"><text:tab/>+ Stocke les informations relatives aux sections dans la structure elf.</text:span></text:p>
      <text:p text:style-name="P23"/>
      <text:p text:style-name="P23">void lire_Symbol_table(Elf32_info *elf,FILE *file) ;</text:p>
      <text:p text:style-name="P23"><text:span text:style-name="T8"><text:tab/>+ Stocke les informations relatives à la table des symboles dans la <text:tab/><text:tab/><text:tab/><text:tab/>structure elf.</text:span></text:p>
      <text:p text:style-name="P23"/>
      <text:p text:style-name="P23">void lire_Relo_table(Elf32_info *elf,FILE *file,int indice_rel) ;</text:p>
      <text:p text:style-name="P23"><text:tab/><text:span text:style-name="T8">+ Stocke les informations relatives à la table des relocations dans la <text:tab/><text:tab/><text:tab/><text:tab/>structure elf.</text:span></text:p>
      <text:p text:style-name="P23"><text:tab/></text:p>
      <text:p text:style-name="P23">int get_indice_sym(Elf32_info elf) ;</text:p>
      <text:p text:style-name="P23"><text:tab/><text:span text:style-name="T9">+ Récupère l’indice correspondant à la table des symboles.</text:span></text:p>
      <text:p text:style-name="P23"/>
      <text:p text:style-name="P23">int get_indice_str(Elf32_info elf) ;</text:p>
      <text:p text:style-name="P23"><text:span text:style-name="T10"><text:tab/>+ Récupère l’indice correspondant à la table contenant les noms des symboles.</text:span></text:p>
      <text:p text:style-name="P23"/>
      <text:p text:style-name="P23"/>
      <text:p text:style-name="P23"/>
      <text:p text:style-name="P23"/>
      <text:p text:style-name="P23"/>
      <text:p text:style-name="P23"/>
      <text:p text:style-name="P23"/>
      <text:p text:style-name="P23"/>
      <text:p text:style-name="P23"/>
      <text:list xml:id="list181760103165769" text:continue-numbering="true" text:style-name="L1">
        <text:list-item>
          <text:p text:style-name="P6"><text:soft-page-break/>Fonctions <text:span text:style-name="T15">d’affichages.</text:span></text:p>
        </text:list-item>
      </text:list>
      <text:p text:style-name="P8"/>
      <text:p text:style-name="P15">Ces fonctions servent à afficher dans la sortie standard toutes les informations qui peuvent être demandées dans le menu.</text:p>
      <text:p text:style-name="P15"/>
      <text:p text:style-name="P15">void affiche_Magic(Elf32_info elf);</text:p>
      <text:p text:style-name="P15">void affiche_Classe(Elf32_info elf);</text:p>
      <text:p text:style-name="P15">void affiche_DATA(Elf32_info elf);</text:p>
      <text:p text:style-name="P15">void affiche_Version(Elf32_info elf);</text:p>
      <text:p text:style-name="P15">void affiche_Type(Elf32_info elf);</text:p>
      <text:p text:style-name="P15">void affiche_Machine(Elf32_info elf);</text:p>
      <text:p text:style-name="P15">void affiche_header(Elf32_info elf);</text:p>
      <text:p text:style-name="P15">void affiche_tableSection(Elf32_info elf,FILE *file);</text:p>
      <text:p text:style-name="P15">void affiche_contentSection(Elf32_info elf,FILE *file);</text:p>
      <text:p text:style-name="P15">void affiche_table_Symbol(Elf32_info elf,FILE *file);</text:p>
      <text:p text:style-name="P15">void affiche_Relocation(Elf32_info *elf,FILE *file);</text:p>
      <text:p text:style-name="P15"/>
      <text:list xml:id="list181758209609389" text:continue-numbering="true" text:style-name="L1">
        <text:list-item>
          <text:p text:style-name="P7">Fonctions <text:span text:style-name="T19">de conversions.</text:span></text:p>
        </text:list-item>
      </text:list>
      <text:p text:style-name="P12"/>
      <text:p text:style-name="P12"><text:tab/><text:span text:style-name="T19">Ces fonctions sont utilisées afin de convertir les valeurs de big en little endian.</text:span></text:p>
      <text:p text:style-name="P16"/>
      <text:p text:style-name="P16">uint16_t swap_uint16( uint16_t val );</text:p>
      <text:p text:style-name="P16">int16_t swap_int16( int16_t val );</text:p>
      <text:p text:style-name="P16">uint32_t swap_uint32( uint32_t val );</text:p>
      <text:p text:style-name="P16">int32_t swap_int32( int32_t val );</text:p>
      <text:p text:style-name="P16">void setup_little_endian(Elf32_info *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04:08.552113013</meta:creation-date>
    <dc:date>2019-01-09T17:54:52.076959905</dc:date>
    <meta:editing-duration>PT3H59M2S</meta:editing-duration>
    <meta:editing-cycles>40</meta:editing-cycles>
    <meta:generator>LibreOffice/5.1.6.2$Linux_X86_64 LibreOffice_project/10m0$Build-2</meta:generator>
    <meta:document-statistic meta:table-count="0" meta:image-count="0" meta:object-count="0" meta:page-count="3" meta:paragraph-count="59" meta:word-count="578" meta:character-count="4073" meta:non-whitespace-character-count="3485"/>
  </office:meta>
</office:document-meta>
</file>